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81.93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21.91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00ca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fo:background-color="#00caca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mo un usuario, necesito un cuadro de texto, con la finalidad de ingresar mi DNI</text:p>
          </table:table-cell>
          <table:table-cell table:style-name="ce13"/>
          <table:table-cell table:style-name="ce15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mo un usuario, necesito un cuadro de texto, con la finalidad de ingresar mi contraseñ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Como un usuario, necesito un botón, con la finalidad de ver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Como un usuario, necesito un calendario, con la finalidad de ver los próximos eventos 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Como un usuario, necesito un botón, con la finalidad de cerrar sesión.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un cuadro de texto, con la finalidad de corroborar mi ingreso a la págin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Como un usuario, necesito un botón, con la finalidad de ir al poder judicial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Como un usuario, quiero un botón, con la finalidad de ir a la sección de archiv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Como un usuario, necesito un botón, con la finalidad de ir a la página de MEV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Como un usuario, necesito un cuadro de texto, con la finalidad de ver previamente la información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Como un usuario, necesito un botón, con la finalidad de elimin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Como un usuario, necesito un botón, con la finalidad de agreg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Como un usuario, necesito un botón, con la finalidad de filtrar los clientes por categoría y etap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Como un usuario, necesito un cuadro de texto, con la finalidad de buscar entre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Como un usuario, necesito cuadros de texto, con la finalidad de ingresar los datos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Como un usuario, necesito cuadros de texto, con la finalidad de ingresar la información del cliente y su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19" calcext:value-type="float">
            <text:p>19</text:p>
          </table:table-cell>
          <table:table-cell table:style-name="ce13" office:value-type="string" calcext:value-type="string">
            <text:p>Como un usuario, necesito viñetas, con la finalidad de marcar la progresión de las etapa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Como un usuario, necesito viñetas, con la finalidad de marcar los eventos pas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22" calcext:value-type="float">
            <text:p>22</text:p>
          </table:table-cell>
          <table:table-cell table:style-name="ce13" office:value-type="string" calcext:value-type="string">
            <text:p>Como un usuario, necesito cuadros de texto, con la finalidad de ingresar la fecha, hora y motivo de un encuentr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/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Como usuario necesito un botón con la finalidad de marcar el progreso de las etapas del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Como desarrollador necesito un formulario para el login del usu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6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6" calcext:value-type="float">
            <text:p>26</text:p>
          </table:table-cell>
          <table:table-cell table:style-name="ce14" office:value-type="string" calcext:value-type="string">
            <text:p>Como desarrollador necesito un botón para validar los datos del formul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Como desarrollador necesito un botón para cerrar mi sesión 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Como desarrollador necesito un botón para filtrar los cliente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>
            <text:p>Como desarrollador necesito un botón para ir al poder judicial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Como desarrollador necesito un botón para filtrar los clientes archivad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1" calcext:value-type="float">
            <text:p>31</text:p>
          </table:table-cell>
          <table:table-cell table:style-name="ce14" office:value-type="string" calcext:value-type="string">
            <text:p>Como desarrollador necesito un botón para ir al MEV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Como desarrollador necesito un botón para agreg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Como desarrollador necesito un botón para elimin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4" calcext:value-type="float">
            <text:p>34</text:p>
          </table:table-cell>
          <table:table-cell table:style-name="ce14" office:value-type="string" calcext:value-type="string">
            <text:p>Como desarrollador necesito un botón para filtrar a los clientes por etapa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Como desarrollador necesito una base de datos en la que se encuentren los datos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Como desarrollador necesito un formulario para la información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7" calcext:value-type="float">
            <text:p>37</text:p>
          </table:table-cell>
          <table:table-cell table:style-name="ce14" office:value-type="string" calcext:value-type="string">
            <text:p>Como desarrollador necesito un botón para validar los datos del formulario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8" calcext:value-type="float">
            <text:p>38</text:p>
          </table:table-cell>
          <table:table-cell table:style-name="ce14" office:value-type="string" calcext:value-type="string">
            <text:p>Como desarrollador necesito un formulario para completar detalle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39" calcext:value-type="float">
            <text:p>39</text:p>
          </table:table-cell>
          <table:table-cell table:style-name="ce14" office:value-type="string" calcext:value-type="string">
            <text:p>Como desarrollador necesito un botón para validar dato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Como desarrollador necesito un formulario para agregar even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1" calcext:value-type="float">
            <text:p>41</text:p>
          </table:table-cell>
          <table:table-cell table:style-name="ce14" office:value-type="string" calcext:value-type="string">
            <text:p>Como desarrollador necesito un botón para validar datos del even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Como desarrollador necesito un formulario para ingresar el nombre de un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Como desarrollador necesito un botón para filtrar por nombre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6">
          <table:table-cell/>
          <table:table-cell table:style-name="ce10" office:value-type="float" office:value="44" calcext:value-type="float">
            <text:p>44</text:p>
          </table:table-cell>
          <table:table-cell table:style-name="ce18" office:value-type="string" calcext:value-type="string">
            <text:p>Como desarrollador necesito un botón para marcar el avance de las etapa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10T21:12:01.029800807</dc:date>
    <meta:generator>LibreOffice/6.2.8.2$Linux_X86_64 LibreOffice_project/20$Build-2</meta:generator>
    <meta:editing-duration>PT44M26S</meta:editing-duration>
    <meta:editing-cycles>8</meta:editing-cycles>
    <meta:document-statistic meta:table-count="1" meta:cell-count="1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